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Source Code Pro Light" svg:font-family="'Source Code Pro Light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5653in" style:rel-column-width="24276*"/>
    </style:style>
    <style:style style:name="Table1.B" style:family="table-column">
      <style:table-column-properties style:column-width="4.3597in" style:rel-column-width="4125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868in"/>
    </style:style>
    <style:style style:name="P1" style:family="paragraph" style:parent-style-name="Header">
      <style:text-properties officeooo:rsid="00149c8b" officeooo:paragraph-rsid="00149c8b"/>
    </style:style>
    <style:style style:name="P2" style:family="paragraph" style:parent-style-name="Standard">
      <style:text-properties style:font-name="Trebuchet MS" fo:font-size="18pt" fo:font-weight="bold" officeooo:rsid="001178d9" officeooo:paragraph-rsid="001178d9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8pt" style:text-underline-style="solid" style:text-underline-width="auto" style:text-underline-color="font-color" fo:font-weight="bold" officeooo:rsid="001178d9" officeooo:paragraph-rsid="001178d9" style:font-size-asian="15.75pt" style:font-weight-asian="bold" style:font-size-complex="18pt" style:font-weight-complex="bold"/>
    </style:style>
    <style:style style:name="P4" style:family="paragraph" style:parent-style-name="Standard">
      <style:text-properties style:font-name="Trebuchet MS" fo:font-size="12pt" fo:font-weight="bold" officeooo:rsid="00131e10" officeooo:paragraph-rsid="00131e10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Trebuchet MS" fo:font-size="12pt" fo:font-weight="bold" officeooo:rsid="00131e10" officeooo:paragraph-rsid="00149c8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2pt" fo:font-weight="bold" officeooo:rsid="00131e10" officeooo:paragraph-rsid="00149c8b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rebuchet MS" fo:font-size="12pt" fo:font-weight="bold" officeooo:rsid="00131e10" officeooo:paragraph-rsid="0015a08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Trebuchet MS" fo:font-size="12pt" fo:font-weight="bold" officeooo:rsid="00131e10" officeooo:paragraph-rsid="00131e1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Trebuchet MS" fo:font-size="12pt" style:text-underline-style="solid" style:text-underline-width="auto" style:text-underline-color="font-color" fo:font-weight="bold" officeooo:rsid="00131e10" officeooo:paragraph-rsid="00149c8b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Trebuchet MS" fo:font-size="12pt" style:text-underline-style="solid" style:text-underline-width="auto" style:text-underline-color="font-color" fo:font-weight="bold" officeooo:rsid="00131e10" officeooo:paragraph-rsid="00131e1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cc00" style:font-name="Source Code Pro Light" fo:font-size="12pt" fo:font-weight="bold" officeooo:rsid="00131e10" officeooo:paragraph-rsid="00131e1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cc00" style:font-name="Source Code Pro Light" fo:font-size="12pt" fo:font-weight="bold" officeooo:rsid="00131e10" officeooo:paragraph-rsid="00149c8b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cc00" style:font-name="Source Code Pro Light" fo:font-size="12pt" style:text-underline-style="none" fo:font-weight="bold" officeooo:rsid="0015a08e" officeooo:paragraph-rsid="0015a08e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Trebuchet MS" fo:font-size="12pt" fo:font-weight="bold" officeooo:rsid="00131e10" officeooo:paragraph-rsid="00131e1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Trebuchet MS" fo:font-size="12pt" fo:font-weight="bold" officeooo:rsid="00131e10" officeooo:paragraph-rsid="00149c8b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Trebuchet MS" fo:font-size="12pt" fo:font-weight="bold" officeooo:rsid="00131e10" officeooo:paragraph-rsid="0015a08e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Trebuchet MS" fo:font-size="12pt" fo:font-weight="bold" officeooo:rsid="00149c8b" officeooo:paragraph-rsid="0015a08e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Trebuchet MS" fo:font-size="12pt" fo:font-weight="normal" officeooo:rsid="00131e10" officeooo:paragraph-rsid="00149c8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Trebuchet MS" fo:font-size="12pt" fo:font-weight="normal" officeooo:rsid="0015a08e" officeooo:paragraph-rsid="0015a08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end" style:justify-single-word="false"/>
      <style:text-properties fo:color="#000000" style:font-name="Trebuchet MS" fo:font-size="12pt" style:text-underline-style="solid" style:text-underline-width="auto" style:text-underline-color="font-color" fo:font-weight="bold" officeooo:rsid="00131e10" officeooo:paragraph-rsid="0015a08e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end" style:justify-single-word="false"/>
      <style:text-properties fo:color="#000000" style:font-name="Trebuchet MS" fo:font-size="12pt" style:text-underline-style="solid" style:text-underline-width="auto" style:text-underline-color="font-color" fo:font-weight="bold" officeooo:rsid="0015a08e" officeooo:paragraph-rsid="0015a08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Trebuchet MS" fo:font-size="12pt" style:text-underline-style="none" fo:font-weight="bold" officeooo:rsid="00131e10" officeooo:paragraph-rsid="0015bc1c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Trebuchet MS" fo:font-size="12pt" style:text-underline-style="none" fo:font-weight="normal" officeooo:rsid="0015a08e" officeooo:paragraph-rsid="0015a08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Trebuchet MS" fo:font-size="12pt" style:text-underline-style="none" fo:font-weight="normal" officeooo:rsid="0015a08e" officeooo:paragraph-rsid="0015bc1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style:font-name="Trebuchet MS" fo:font-size="18pt" style:text-underline-style="solid" style:text-underline-width="auto" style:text-underline-color="font-color" fo:font-weight="bold" officeooo:rsid="001178d9" officeooo:paragraph-rsid="0015bc1c" style:font-size-asian="15.75pt" style:font-weight-asian="bold" style:font-size-complex="18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style:font-name="Trebuchet MS" fo:font-size="18pt" style:text-underline-style="solid" style:text-underline-width="auto" style:text-underline-color="font-color" fo:font-weight="bold" officeooo:rsid="0015bc1c" officeooo:paragraph-rsid="0015bc1c" style:font-size-asian="15.75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style:font-name="Trebuchet MS" fo:font-size="18pt" style:text-underline-style="solid" style:text-underline-width="auto" style:text-underline-color="font-color" fo:font-weight="normal" officeooo:rsid="0015bc1c" officeooo:paragraph-rsid="0015bc1c" style:font-size-asian="15.75pt" style:font-weight-asian="normal" style:font-size-complex="18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style:font-name="Trebuchet MS" fo:font-size="13pt" style:text-underline-style="solid" style:text-underline-width="auto" style:text-underline-color="font-color" fo:font-weight="bold" officeooo:rsid="00190087" officeooo:paragraph-rsid="00190087" style:font-size-asian="11.3500003814697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Source Code Pro Light" fo:font-size="12pt" fo:font-weight="bold" officeooo:rsid="00131e10" officeooo:paragraph-rsid="00131e10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Source Code Pro Light" fo:font-size="12pt" fo:font-weight="bold" officeooo:rsid="00131e10" officeooo:paragraph-rsid="00149c8b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Source Code Pro Light" fo:font-size="12pt" fo:font-weight="bold" officeooo:rsid="00131e10" officeooo:paragraph-rsid="0015a08e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808080" style:font-name="Consolas" fo:font-size="10.5pt" style:text-underline-style="solid" style:text-underline-width="auto" style:text-underline-color="font-color" fo:font-weight="normal" officeooo:rsid="0015bc1c" officeooo:paragraph-rsid="0015bc1c" fo:background-color="#1e1e1e" style:font-size-asian="15.75pt" style:font-weight-asian="normal" style:font-size-complex="18pt" style:font-weight-complex="normal"/>
    </style:style>
    <style:style style:name="P33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style:font-name="Trebuchet MS" fo:font-size="15pt" fo:font-weight="bold" officeooo:rsid="00131e10" officeooo:paragraph-rsid="00131e10" style:font-size-asian="13.1000003814697pt" style:font-weight-asian="bold" style:font-size-complex="15pt" style:font-weight-complex="bold"/>
    </style:style>
    <style:style style:name="P3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Trebuchet MS" fo:font-size="12pt" fo:font-weight="bold" officeooo:rsid="00131e10" officeooo:paragraph-rsid="00131e10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Trebuchet MS" fo:font-size="12pt" fo:font-weight="bold" officeooo:rsid="00131e10" officeooo:paragraph-rsid="0015a08e" style:font-size-asian="10.5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onsolas" fo:font-size="10.5pt" officeooo:rsid="0015bc1c" officeooo:paragraph-rsid="0015bc1c" style:font-size-asian="15.75pt" style:font-size-complex="18pt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10.5pt" officeooo:rsid="00176daf" officeooo:paragraph-rsid="00176daf" style:font-size-asian="15.75pt" style:font-size-complex="18pt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10.5pt" officeooo:rsid="00190087" officeooo:paragraph-rsid="00190087" style:font-size-asian="15.75pt" style:font-size-complex="18pt"/>
    </style:style>
    <style:style style:name="P39" style:family="paragraph" style:parent-style-name="Table_20_Contents">
      <style:paragraph-properties fo:text-align="center" style:justify-single-word="false"/>
      <style:text-properties style:font-name="Source Code Pro Light" fo:font-size="10.5pt" officeooo:rsid="0015bc1c" officeooo:paragraph-rsid="00176daf" style:font-size-asian="15.75pt" style:font-size-complex="18pt"/>
    </style:style>
    <style:style style:name="P40" style:family="paragraph" style:parent-style-name="Table_20_Contents">
      <style:paragraph-properties fo:text-align="center" style:justify-single-word="false"/>
      <style:text-properties style:font-name="Source Code Pro Light" fo:font-size="10.5pt" officeooo:rsid="00176daf" officeooo:paragraph-rsid="00176daf" style:font-size-asian="15.75pt" style:font-size-complex="18pt"/>
    </style:style>
    <style:style style:name="T1" style:family="text">
      <style:text-properties fo:font-weight="normal" officeooo:rsid="0015a08e" style:font-weight-asian="normal" style:font-weight-complex="normal"/>
    </style:style>
    <style:style style:name="T2" style:family="text">
      <style:text-properties fo:font-weight="normal" officeooo:rsid="0015bc1c" style:font-weight-asian="normal" style:font-weight-complex="normal"/>
    </style:style>
    <style:style style:name="T3" style:family="text">
      <style:text-properties fo:color="#00cc00"/>
    </style:style>
    <style:style style:name="T4" style:family="text">
      <style:text-properties fo:color="#00cc00" style:font-name="Source Code Pro Light"/>
    </style:style>
    <style:style style:name="T5" style:family="text">
      <style:text-properties fo:color="#00cc00" style:font-name="Source Code Pro Light" officeooo:rsid="00149c8b"/>
    </style:style>
    <style:style style:name="T6" style:family="text">
      <style:text-properties fo:color="#00cc00" style:font-name="Source Code Pro Light" officeooo:rsid="0015a08e"/>
    </style:style>
    <style:style style:name="T7" style:family="text">
      <style:text-properties fo:color="#00cc00" officeooo:rsid="00149c8b"/>
    </style:style>
    <style:style style:name="T8" style:family="text">
      <style:text-properties fo:color="#00cc00" officeooo:rsid="0015a08e"/>
    </style:style>
    <style:style style:name="T9" style:family="text">
      <style:text-properties officeooo:rsid="00149c8b"/>
    </style:style>
    <style:style style:name="T10" style:family="text">
      <style:text-properties style:font-name="Trebuchet MS"/>
    </style:style>
    <style:style style:name="T11" style:family="text">
      <style:text-properties style:font-name="Trebuchet MS" fo:font-weight="normal" style:font-weight-asian="normal" style:font-weight-complex="normal"/>
    </style:style>
    <style:style style:name="T12" style:family="text">
      <style:text-properties style:font-name="Trebuchet MS" fo:font-weight="normal" officeooo:rsid="00149c8b" style:font-weight-asian="normal" style:font-weight-complex="normal"/>
    </style:style>
    <style:style style:name="T13" style:family="text">
      <style:text-properties style:font-name="Trebuchet MS" fo:font-weight="normal" officeooo:rsid="0015a08e" style:font-weight-asian="normal" style:font-weight-complex="normal"/>
    </style:style>
    <style:style style:name="T14" style:family="text">
      <style:text-properties style:font-name="Trebuchet MS" style:text-underline-style="none" fo:font-weight="normal" officeooo:rsid="0015a08e" style:font-weight-asian="normal" style:font-weight-complex="normal"/>
    </style:style>
    <style:style style:name="T15" style:family="text">
      <style:text-properties fo:font-weight="bold" officeooo:rsid="00149c8b" style:font-weight-asian="bold" style:font-weight-complex="bold"/>
    </style:style>
    <style:style style:name="T16" style:family="text">
      <style:text-properties fo:color="#111111" style:font-name="Trebuchet MS" fo:font-weight="normal" officeooo:rsid="00149c8b" fo:background-color="transparent" loext:char-shading-value="0" style:font-weight-asian="normal" style:font-weight-complex="normal"/>
    </style:style>
    <style:style style:name="T17" style:family="text">
      <style:text-properties fo:color="#111111" style:font-name="Trebuchet MS" officeooo:rsid="00149c8b" fo:background-color="transparent" loext:char-shading-value="0"/>
    </style:style>
    <style:style style:name="T18" style:family="text">
      <style:text-properties fo:color="#111111" officeooo:rsid="00149c8b" fo:background-color="transparent" loext:char-shading-value="0"/>
    </style:style>
    <style:style style:name="T19" style:family="text">
      <style:text-properties officeooo:rsid="0015a08e"/>
    </style:style>
    <style:style style:name="T20" style:family="text">
      <style:text-properties officeooo:rsid="0015bc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0">HSML</text:span> Parser Technical Documentation</text:p>
      <text:p text:style-name="P2"/>
      <text:p text:style-name="P33">Functions</text:p>
      <text:p text:style-name="P5"/>
      <text:p text:style-name="P9"><text:span text:style-name="T9">Load in an XML file</text:span>:</text:p>
      <text:p text:style-name="P12"/>
      <text:p text:style-name="P6"><text:span text:style-name="T6">ParseXML</text:span><text:span text:style-name="T4">(</text:span><text:span text:style-name="T5">ParseFile)</text:span></text:p>
      <text:p text:style-name="P15"/>
      <text:p text:style-name="P15">Parameters:</text:p>
      <text:p text:style-name="P30"><text:span text:style-name="T5"><text:tab/></text:span><text:span text:style-name="T7">ParseFile</text:span><text:span text:style-name="T5"> </text:span><text:span text:style-name="T18">– </text:span><text:span text:style-name="T17">STRING </text:span><text:span text:style-name="T16">– Location of the XML file to be loaded – Example ‘file.xml’</text:span></text:p>
      <text:p text:style-name="P15"/>
      <text:p text:style-name="P15"><text:span text:style-name="T9">Operations</text:span>:</text:p>
      <text:p text:style-name="P18"><text:tab/><text:span text:style-name="T9">- Loads in the XML file for processing</text:span></text:p>
      <text:p text:style-name="P18"><text:tab/><text:span text:style-name="T9">- Finds the root of the tree and makes </text:span><text:span text:style-name="T15">‘root’</text:span><text:span text:style-name="T9"> a global variable for later use</text:span></text:p>
      <text:p text:style-name="P34"/>
      <text:p text:style-name="P4"/>
      <text:p text:style-name="P10">Check whether an Intent actually exists:</text:p>
      <text:p text:style-name="P8"/>
      <text:p text:style-name="P11">CheckForIntent(search)</text:p>
      <text:p text:style-name="P14">Parameters:</text:p>
      <text:p text:style-name="P29"><text:tab/><text:span text:style-name="T3">search</text:span> – <text:span text:style-name="T10">STRING </text:span><text:span text:style-name="T11">– Intent Name being inquired about –</text:span><text:span text:style-name="T12"> Example ‘GREETING’</text:span></text:p>
      <text:p text:style-name="P16"/>
      <text:p text:style-name="P17">Operations:</text:p>
      <text:p text:style-name="P16"><text:span text:style-name="T19"><text:tab/>- </text:span><text:span text:style-name="T1">If found, the name of the intent and its description is returned</text:span></text:p>
      <text:p text:style-name="P19"><text:tab/>- If not found, a string of ‘Intent has not been found’ is returned</text:p>
      <text:p text:style-name="P35"/>
      <text:p text:style-name="P7"/>
      <text:p text:style-name="P21">Find what intent is to be called from trigger:</text:p>
      <text:p text:style-name="P20"/>
      <text:p text:style-name="P13">FindIntentFromTrigger(searchTrigger)</text:p>
      <text:p text:style-name="P13"/>
      <text:p text:style-name="P16">Parameters:</text:p>
      <text:p text:style-name="P31"><text:tab/><text:span text:style-name="T3">search</text:span><text:span text:style-name="T8">Trigger</text:span> – <text:span text:style-name="T10">STRING </text:span><text:span text:style-name="T11">– Intent Name being inquired about –</text:span><text:span text:style-name="T12"> Example ‘</text:span><text:span text:style-name="T13">HI</text:span><text:span text:style-name="T12">’</text:span><text:span text:style-name="T14">.</text:span></text:p>
      <text:p text:style-name="P23"/>
      <text:p text:style-name="P17">Operations:</text:p>
      <text:p text:style-name="P16"><text:span text:style-name="T19"><text:tab/>- </text:span><text:span text:style-name="T1">If found, the name of the intent </text:span><text:span text:style-name="T2">is returned</text:span></text:p>
      <text:p text:style-name="P22"><text:span text:style-name="T1">- If not found, a string of </text:span><text:span text:style-name="T2">'Not Found'</text:span><text:span text:style-name="T1"> is returned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6"><text:soft-page-break/>HSML – Human Simulation Markup Language</text:p>
      <text:p text:style-name="P28">Pre-Release Alpha Version</text:p>
      <text:p text:style-name="P2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&lt;intents&gt;&lt;/intents&gt;</text:p>
          </table:table-cell>
          <table:table-cell table:style-name="Table1.B1" office:value-type="string">
            <text:p text:style-name="P36">Contains every intent. Root of the tree</text:p>
          </table:table-cell>
        </table:table-row>
        <table:table-row>
          <table:table-cell table:style-name="Table1.A2" office:value-type="string">
            <text:p text:style-name="P39">&lt;intent&gt;&lt;/intent&gt;</text:p>
          </table:table-cell>
          <table:table-cell table:style-name="Table1.B2" office:value-type="string">
            <text:p text:style-name="P37">Opening tag of a new intent</text:p>
          </table:table-cell>
        </table:table-row>
        <table:table-row table:style-name="Table1.3">
          <table:table-cell table:style-name="Table1.A2" office:value-type="string">
            <text:p text:style-name="P40">&lt;name&gt;&lt;/name&gt;</text:p>
          </table:table-cell>
          <table:table-cell table:style-name="Table1.B2" office:value-type="string">
            <text:p text:style-name="P37">The name and reference of the intent</text:p>
          </table:table-cell>
        </table:table-row>
        <table:table-row table:style-name="Table1.3">
          <table:table-cell table:style-name="Table1.A2" office:value-type="string">
            <text:p text:style-name="P40">&lt;description&gt;&lt;/description&gt;</text:p>
          </table:table-cell>
          <table:table-cell table:style-name="Table1.B2" office:value-type="string">
            <text:p text:style-name="P37">A brief description of the intent</text:p>
          </table:table-cell>
        </table:table-row>
        <table:table-row table:style-name="Table1.3">
          <table:table-cell table:style-name="Table1.A2" office:value-type="string">
            <text:p text:style-name="P40">&lt;tags&gt;&lt;/tags&gt;</text:p>
          </table:table-cell>
          <table:table-cell table:style-name="Table1.B2" office:value-type="string">
            <text:p text:style-name="P37">A list of words that will help the program decide unsure inputs. Relevant words.</text:p>
          </table:table-cell>
        </table:table-row>
        <table:table-row table:style-name="Table1.3">
          <table:table-cell table:style-name="Table1.A2" office:value-type="string">
            <text:p text:style-name="P40">&lt;anti-tags&gt;&lt;/anti-tags&gt;</text:p>
          </table:table-cell>
          <table:table-cell table:style-name="Table1.B2" office:value-type="string">
            <text:p text:style-name="P37">A list of words that will repel and input being associated with the intent. </text:p>
          </table:table-cell>
        </table:table-row>
        <table:table-row table:style-name="Table1.3">
          <table:table-cell table:style-name="Table1.A2" office:value-type="string">
            <text:p text:style-name="P40">&lt;calls&gt;&lt;/calls&gt;</text:p>
          </table:table-cell>
          <table:table-cell table:style-name="Table1.B2" office:value-type="string">
            <text:p text:style-name="P37">Container for &lt;trigger&gt; tags</text:p>
          </table:table-cell>
        </table:table-row>
        <table:table-row table:style-name="Table1.3">
          <table:table-cell table:style-name="Table1.A2" office:value-type="string">
            <text:p text:style-name="P40">&lt;trigger&gt;&lt;/trigger&gt;</text:p>
          </table:table-cell>
          <table:table-cell table:style-name="Table1.B2" office:value-type="string">
            <text:p text:style-name="P37">A direct link to an input and an Intent</text:p>
          </table:table-cell>
        </table:table-row>
        <table:table-row table:style-name="Table1.3">
          <table:table-cell table:style-name="Table1.A2" office:value-type="string">
            <text:p text:style-name="P40">&lt;response&gt;&lt;response&gt;</text:p>
          </table:table-cell>
          <table:table-cell table:style-name="Table1.B2" office:value-type="string">
            <text:p text:style-name="P37">Container for positive and negative tags</text:p>
          </table:table-cell>
        </table:table-row>
        <table:table-row table:style-name="Table1.3">
          <table:table-cell table:style-name="Table1.A2" office:value-type="string">
            <text:p text:style-name="P40">&lt;positive&gt;&lt;/positive&gt;</text:p>
          </table:table-cell>
          <table:table-cell table:style-name="Table1.B2" office:value-type="string">
            <text:p text:style-name="P37">Container for all nice / positive results</text:p>
          </table:table-cell>
        </table:table-row>
        <table:table-row table:style-name="Table1.3">
          <table:table-cell table:style-name="Table1.A2" office:value-type="string">
            <text:p text:style-name="P40">&lt;negative&gt;&lt;/negative&gt;</text:p>
          </table:table-cell>
          <table:table-cell table:style-name="Table1.B2" office:value-type="string">
            <text:p text:style-name="P37">Container for all not-nice / negative results</text:p>
          </table:table-cell>
        </table:table-row>
        <table:table-row table:style-name="Table1.3">
          <table:table-cell table:style-name="Table1.A2" office:value-type="string">
            <text:p text:style-name="P40">&lt;result&gt;&lt;/result&gt;</text:p>
          </table:table-cell>
          <table:table-cell table:style-name="Table1.B2" office:value-type="string">
            <text:p text:style-name="P38">Responses</text:p>
          </table:table-cell>
        </table:table-row>
      </table:table>
      <text:p text:style-name="P32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Source Code Pro Light" svg:font-family="'Source Code Pro Light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49c8b" officeooo:paragraph-rsid="00149c8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harles Heslingt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8:07:25.546000000</meta:creation-date>
    <meta:print-date>2017-07-20T19:33:32.003000000</meta:print-date>
    <dc:date>2017-07-21T23:05:38.077000000</dc:date>
    <meta:editing-duration>PT6H45M57S</meta:editing-duration>
    <meta:editing-cycles>2</meta:editing-cycles>
    <meta:generator>LibreOffice/5.2.4.2$Windows_x86 LibreOffice_project/3d5603e1122f0f102b62521720ab13a38a4e0eb0</meta:generator>
    <meta:document-statistic meta:table-count="1" meta:image-count="0" meta:object-count="0" meta:page-count="2" meta:paragraph-count="50" meta:word-count="246" meta:character-count="1669" meta:non-whitespace-character-count="1454"/>
  </office:meta>
</office:document-meta>
</file>